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ac5e"/>
    </style:style>
    <style:style style:name="T1" style:family="text">
      <style:text-properties officeooo:rsid="000f6d21"/>
    </style:style>
    <style:style style:name="T2" style:family="text">
      <style:text-properties officeooo:rsid="000fac5e"/>
    </style:style>
    <style:style style:name="T3" style:family="text">
      <style:text-properties officeooo:rsid="001366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Standard">#include &lt;iostream&gt;</text:p>
      <text:p text:style-name="Standard">using namespace std;</text:p>
      <text:p text:style-name="Standard">class RectangleTest{</text:p>
      <text:p text:style-name="Standard">public:</text:p>
      <text:p text:style-name="Standard">int length, breadth;</text:p>
      <text:p text:style-name="Standard">public:</text:p>
      <text:p text:style-name="Standard">void initialize(int len, int bre){</text:p>
      <text:p text:style-name="Standard">length = len;</text:p>
      <text:p text:style-name="Standard">breadth = bre;</text:p>
      <text:p text:style-name="Standard">}</text:p>
      <text:p text:style-name="Standard"/>
      <text:p text:style-name="Standard">int getArea(){</text:p>
      <text:p text:style-name="Standard">return 2*length*breadth;</text:p>
      <text:p text:style-name="Standard">}</text:p>
      <text:p text:style-name="Standard"/>
      <text:p text:style-name="Standard">void display(){</text:p>
      <text:p text:style-name="Standard">int area = getArea();</text:p>
      <text:p text:style-name="Standard">cout&lt;&lt;"\n Rectangle Information \n";</text:p>
      <text:p text:style-name="Standard">cout&lt;&lt;"Length = "&lt;&lt;length;</text:p>
      <text:p text:style-name="Standard">cout&lt;&lt;"\nBreadth = "&lt;&lt;breadth;</text:p>
      <text:p text:style-name="Standard">cout&lt;&lt;"\nArea = "&lt;&lt;area;</text:p>
      <text:p text:style-name="Standard">}</text:p>
      <text:p text:style-name="Standard">};</text:p>
      <text:p text:style-name="Standard">int main()</text:p>
      <text:p text:style-name="Standard">{</text:p>
      <text:p text:style-name="Standard"/>
      <text:p text:style-name="Standard">RectangleTest rect, *class_ptr;</text:p>
      <text:p text:style-name="Standard">class_ptr = &amp;rect;</text:p>
      <text:p text:style-name="Standard">class ptr-&gt;initialize();</text:p>
      <text:p text:style-name="Standard">class ptr-&gt;display();</text:p>
      <text:p text:style-name="Standard"/>
      <text:p text:style-name="Standard">//Accessing data members using class pointer</text:p>
      <text:p text:style-name="Standard"/>
      <text:p text:style-name="Standard">cout&lt;&lt;"\nUsing data members access";</text:p>
      <text:p text:style-name="Standard">class_ptr-&gt;length = 2;</text:p>
      <text:p text:style-name="Standard">class_ptr-&gt;breadth = 3;</text:p>
      <text:p text:style-name="Standard">class_ptr-&gt;initialize(class_ptr-&gt;length,class_ptr-&gt;breadth);</text:p>
      <text:p text:style-name="Standard">class_ptr-&gt;display();</text:p>
      <text:p text:style-name="Standard">return 0;</text:p>
      <text:p text:style-name="Standard">}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03T21:53:21.736000000</meta:creation-date>
    <dc:date>2022-01-03T22:11:44.422000000</dc:date>
    <meta:editing-duration>PT8M10S</meta:editing-duration>
    <meta:editing-cycles>5</meta:editing-cycles>
    <meta:generator>LibreOffice/7.1.8.1$Windows_X86_64 LibreOffice_project/e1f30c802c3269a1d052614453f260e49458c82c</meta:generator>
    <meta:document-statistic meta:table-count="0" meta:image-count="0" meta:object-count="0" meta:page-count="1" meta:paragraph-count="35" meta:word-count="84" meta:character-count="670" meta:non-whitespace-character-count="621"/>
  </office:meta>
</office:document-meta>
</file>